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MSY10" svg:font-family="CMSY10"/>
    <style:font-face style:name="Mangal1" svg:font-family="Mangal"/>
    <style:font-face style:name="OpenSymbol" svg:font-family="OpenSymbol"/>
    <style:font-face style:name="arial" svg:font-family="arial, sans-serif"/>
    <style:font-face style:name="F15" svg:font-family="F15" style:font-family-generic="swiss"/>
    <style:font-face style:name="F30" svg:font-family="F30" style:font-family-generic="swiss"/>
    <style:font-face style:name="F33" svg:font-family="F33" style:font-family-generic="swiss"/>
    <style:font-face style:name="F34" svg:font-family="F34" style:font-family-generic="swiss"/>
    <style:font-face style:name="F35" svg:font-family="F35" style:font-family-generic="swiss"/>
    <style:font-face style:name="F36" svg:font-family="F36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 style:text-autospace="none"/>
      <style:text-properties style:font-name="F33" fo:font-size="10pt" style:font-name-asian="F33" style:font-size-asian="10pt" style:font-name-complex="F33" style:font-size-complex="10pt"/>
    </style:style>
    <style:style style:name="P2" style:family="paragraph" style:parent-style-name="Standard" style:list-style-name="L2">
      <style:paragraph-properties fo:text-align="start" style:justify-single-word="false" style:text-autospace="none"/>
      <style:text-properties style:font-name="F33" fo:font-size="10pt" style:font-name-asian="F33" style:font-size-asian="10pt" style:font-name-complex="F33" style:font-size-complex="10pt"/>
    </style:style>
    <style:style style:name="P3" style:family="paragraph" style:parent-style-name="Standard" style:list-style-name="L3">
      <style:paragraph-properties fo:text-align="start" style:justify-single-word="false" style:text-autospace="none"/>
      <style:text-properties style:font-name="F33" fo:font-size="10pt" style:font-name-asian="F33" style:font-size-asian="10pt" style:font-name-complex="F33" style:font-size-complex="10pt"/>
    </style:style>
    <style:style style:name="P4" style:family="paragraph" style:parent-style-name="Standard" style:list-style-name="L4">
      <style:paragraph-properties fo:text-align="start" style:justify-single-word="false" style:text-autospace="none"/>
      <style:text-properties style:font-name="F33" fo:font-size="10pt" style:font-name-asian="F33" style:font-size-asian="10pt" style:font-name-complex="F33" style:font-size-complex="10pt"/>
    </style:style>
    <style:style style:name="P5" style:family="paragraph" style:parent-style-name="Standard" style:list-style-name="L6">
      <style:paragraph-properties fo:text-align="start" style:justify-single-word="false" style:text-autospace="none"/>
      <style:text-properties style:font-name="F33" fo:font-size="10pt" style:font-name-asian="F33" style:font-size-asian="10pt" style:font-name-complex="F33" style:font-size-complex="10pt"/>
    </style:style>
    <style:style style:name="P6" style:family="paragraph" style:parent-style-name="Standard" style:list-style-name="L7">
      <style:paragraph-properties fo:text-align="start" style:justify-single-word="false" style:text-autospace="none"/>
      <style:text-properties style:font-name="F33" fo:font-size="10pt" style:font-name-asian="F33" style:font-size-asian="10pt" style:font-name-complex="F33" style:font-size-complex="10pt"/>
    </style:style>
    <style:style style:name="P7" style:family="paragraph" style:parent-style-name="Standard" style:list-style-name="L3">
      <style:paragraph-properties fo:text-align="start" style:justify-single-word="false" style:text-autospace="none"/>
      <style:text-properties style:font-name="F33" fo:font-size="10pt" fo:background-color="#00ff00" style:font-name-asian="F33" style:font-size-asian="10pt" style:font-name-complex="F33" style:font-size-complex="10pt"/>
    </style:style>
    <style:style style:name="P8" style:family="paragraph" style:parent-style-name="Standard" style:list-style-name="L6">
      <style:paragraph-properties fo:text-align="start" style:justify-single-word="false" style:text-autospace="none"/>
      <style:text-properties style:font-name="F33" fo:font-size="10pt" fo:background-color="#00ff00" style:font-name-asian="F33" style:font-size-asian="10pt" style:font-name-complex="F33" style:font-size-complex="10pt"/>
    </style:style>
    <style:style style:name="P9" style:family="paragraph" style:parent-style-name="Standard" style:list-style-name="L2">
      <style:paragraph-properties fo:text-align="start" style:justify-single-word="false" style:text-autospace="none"/>
      <style:text-properties style:font-name="F33" fo:font-size="10pt" fo:background-color="#0000ff" style:font-name-asian="F33" style:font-size-asian="10pt" style:font-name-complex="F33" style:font-size-complex="10pt"/>
    </style:style>
    <style:style style:name="P10" style:family="paragraph" style:parent-style-name="Standard" style:list-style-name="">
      <style:paragraph-properties fo:text-align="start" style:justify-single-word="false" style:text-autospace="none"/>
      <style:text-properties style:font-name="F33" fo:font-size="12pt" style:font-name-asian="F33" style:font-size-asian="12pt" style:font-name-complex="F33" style:font-size-complex="12pt"/>
    </style:style>
    <style:style style:name="P11" style:family="paragraph" style:parent-style-name="Standard" style:list-style-name="L3">
      <style:paragraph-properties fo:margin-left="0.9846in" fo:margin-right="0in" fo:text-align="start" style:justify-single-word="false" fo:text-indent="-0.25in" style:auto-text-indent="false" style:text-autospace="none"/>
      <style:text-properties style:font-name="F33" fo:font-size="10pt" style:font-name-asian="F33" style:font-size-asian="10pt" style:font-name-complex="F33" style:font-size-complex="10pt"/>
    </style:style>
    <style:style style:name="P12" style:family="paragraph" style:parent-style-name="Standard" style:list-style-name="L5">
      <style:paragraph-properties fo:margin-left="0.9846in" fo:margin-right="0in" fo:text-align="start" style:justify-single-word="false" fo:text-indent="-0.25in" style:auto-text-indent="false" style:text-autospace="none"/>
      <style:text-properties style:font-name="F33" fo:font-size="10pt" style:font-name-asian="F33" style:font-size-asian="10pt" style:font-name-complex="F33" style:font-size-complex="10pt"/>
    </style:style>
    <style:style style:name="P13" style:family="paragraph" style:parent-style-name="Standard" style:list-style-name="L6">
      <style:paragraph-properties fo:margin-left="0.9846in" fo:margin-right="0in" fo:text-align="start" style:justify-single-word="false" fo:text-indent="-0.25in" style:auto-text-indent="false" style:text-autospace="none"/>
      <style:text-properties style:font-name="F33" fo:font-size="10pt" style:font-name-asian="F33" style:font-size-asian="10pt" style:font-name-complex="F33" style:font-size-complex="10pt"/>
    </style:style>
    <style:style style:name="P14" style:family="paragraph" style:parent-style-name="Standard" style:list-style-name="L7">
      <style:paragraph-properties fo:margin-left="0.9846in" fo:margin-right="0in" fo:text-align="start" style:justify-single-word="false" fo:text-indent="-0.25in" style:auto-text-indent="false" style:text-autospace="none"/>
      <style:text-properties style:font-name="F33" fo:font-size="10pt" style:font-name-asian="F33" style:font-size-asian="10pt" style:font-name-complex="F33" style:font-size-complex="10pt"/>
    </style:style>
    <style:style style:name="P15" style:family="paragraph" style:parent-style-name="Standard" style:list-style-name="L7">
      <style:paragraph-properties fo:margin-left="0.9846in" fo:margin-right="0in" fo:text-indent="-0.25in" style:auto-text-indent="false" style:text-autospace="none"/>
      <style:text-properties style:font-name="F33" fo:font-size="10pt" style:font-name-asian="F33" style:font-size-asian="10pt" style:font-name-complex="F33" style:font-size-complex="10pt"/>
    </style:style>
    <style:style style:name="P16" style:family="paragraph" style:parent-style-name="Standard" style:list-style-name="L3">
      <style:paragraph-properties fo:margin-left="0.9846in" fo:margin-right="0in" fo:text-align="start" style:justify-single-word="false" fo:text-indent="-0.25in" style:auto-text-indent="false" style:text-autospace="none"/>
      <style:text-properties style:font-name="F33" fo:font-size="10pt" fo:background-color="#00ff00" style:font-name-asian="F33" style:font-size-asian="10pt" style:font-name-complex="F33" style:font-size-complex="10pt"/>
    </style:style>
    <style:style style:name="P17" style:family="paragraph" style:parent-style-name="Standard">
      <style:paragraph-properties fo:margin-left="0.9846in" fo:margin-right="0in" fo:text-align="start" style:justify-single-word="false" fo:text-indent="-0.25in" style:auto-text-indent="false" style:text-autospace="none"/>
      <style:text-properties style:font-name="F33" fo:font-size="10pt" fo:background-color="#00ff00" style:font-name-asian="F33" style:font-size-asian="10pt" style:font-name-complex="F33" style:font-size-complex="10pt"/>
    </style:style>
    <style:style style:name="P18" style:family="paragraph" style:parent-style-name="Standard" style:list-style-name="L3">
      <style:paragraph-properties fo:margin-left="0.9846in" fo:margin-right="0in" fo:text-align="start" style:justify-single-word="false" fo:text-indent="-0.25in" style:auto-text-indent="false" style:text-autospace="none"/>
      <style:text-properties style:font-name="F33" fo:font-size="10pt" fo:background-color="#0000ff" style:font-name-asian="F33" style:font-size-asian="10pt" style:font-name-complex="F33" style:font-size-complex="10pt"/>
    </style:style>
    <style:style style:name="P19" style:family="paragraph" style:parent-style-name="Standard" style:list-style-name="L3">
      <style:paragraph-properties fo:margin-left="0.9846in" fo:margin-right="0in" fo:text-align="start" style:justify-single-word="false" fo:text-indent="-0.25in" style:auto-text-indent="false" style:text-autospace="none"/>
      <style:text-properties style:font-name="F33" fo:font-size="10pt" fo:background-color="#ff0000" style:font-name-asian="F33" style:font-size-asian="10pt" style:font-name-complex="F33" style:font-size-complex="10pt"/>
    </style:style>
    <style:style style:name="P20" style:family="paragraph" style:parent-style-name="Standard" style:list-style-name="L3">
      <style:paragraph-properties fo:margin-left="0.9846in" fo:margin-right="0in" fo:text-align="start" style:justify-single-word="false" fo:text-indent="-0.25in" style:auto-text-indent="false" style:text-autospace="none"/>
      <style:text-properties style:font-name="F15" fo:font-size="10pt" fo:background-color="#00ff00" style:font-name-asian="F15" style:font-size-asian="10pt" style:font-name-complex="F15" style:font-size-complex="10pt"/>
    </style:style>
    <style:style style:name="P21" style:family="paragraph" style:parent-style-name="Standard" style:list-style-name="L3">
      <style:paragraph-properties fo:margin-left="0.9846in" fo:margin-right="0in" fo:text-align="start" style:justify-single-word="false" fo:text-indent="-0.25in" style:auto-text-indent="false" style:text-autospace="none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F33" fo:font-size="10pt" fo:background-color="transparent" style:font-name-asian="F33" style:font-size-asian="10pt" style:font-name-complex="F33" style:font-size-complex="10pt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F33" fo:font-size="12pt" fo:background-color="transparent" style:font-name-asian="F33" style:font-size-asian="12pt" style:font-name-complex="F33" style:font-size-complex="12pt"/>
    </style:style>
    <style:style style:name="P24" style:family="paragraph" style:parent-style-name="Standard" style:list-style-name="L8">
      <style:paragraph-properties fo:margin-left="0in" fo:margin-right="0in" fo:text-indent="0in" style:auto-text-indent="false" style:text-autospace="none"/>
    </style:style>
    <style:style style:name="P25" style:family="paragraph" style:parent-style-name="Standard" style:list-style-name="L3">
      <style:paragraph-properties fo:margin-left="1.4772in" fo:margin-right="0in" fo:text-align="start" style:justify-single-word="false" fo:text-indent="-0.25in" style:auto-text-indent="false" style:text-autospace="none"/>
      <style:text-properties style:font-name="F33" fo:font-size="10pt" style:font-name-asian="F33" style:font-size-asian="10pt" style:font-name-complex="F33" style:font-size-complex="10pt"/>
    </style:style>
    <style:style style:name="P26" style:family="paragraph" style:parent-style-name="Standard" style:list-style-name="L8">
      <style:paragraph-properties fo:margin-left="0.4925in" fo:margin-right="0in" fo:text-indent="0in" style:auto-text-indent="false" style:text-autospace="none"/>
    </style:style>
    <style:style style:name="T1" style:family="text">
      <style:text-properties style:font-name="CMSY10" style:font-name-asian="CMSY10" style:font-name-complex="CMSY10"/>
    </style:style>
    <style:style style:name="T2" style:family="text">
      <style:text-properties style:font-name="CMSY10" fo:font-size="10pt" style:font-name-asian="CMSY10" style:font-size-asian="10pt" style:font-name-complex="CMSY10" style:font-size-complex="10pt"/>
    </style:style>
    <style:style style:name="T3" style:family="text">
      <style:text-properties style:font-name="CMSY10" fo:background-color="transparent" style:font-name-asian="CMSY10" style:font-name-complex="CMSY10"/>
    </style:style>
    <style:style style:name="T4" style:family="text">
      <style:text-properties style:font-name="F15" style:font-name-asian="F15" style:font-name-complex="F15"/>
    </style:style>
    <style:style style:name="T5" style:family="text">
      <style:text-properties style:font-name="F15" fo:font-size="10pt" style:font-name-asian="F15" style:font-size-asian="10pt" style:font-name-complex="F15" style:font-size-complex="10pt"/>
    </style:style>
    <style:style style:name="T6" style:family="text">
      <style:text-properties style:font-name="F15" fo:background-color="#00ff00" style:font-name-asian="F15" style:font-name-complex="F15"/>
    </style:style>
    <style:style style:name="T7" style:family="text">
      <style:text-properties style:font-name="F15" fo:background-color="#ff0000" style:font-name-asian="F15" style:font-name-complex="F15"/>
    </style:style>
    <style:style style:name="T8" style:family="text">
      <style:text-properties style:font-name="F15" fo:background-color="#0000ff" style:font-name-asian="F15" style:font-name-complex="F15"/>
    </style:style>
    <style:style style:name="T9" style:family="text">
      <style:text-properties style:font-name="F15" fo:background-color="#ff00ff" style:font-name-asian="F15" style:font-name-complex="F15"/>
    </style:style>
    <style:style style:name="T10" style:family="text">
      <style:text-properties style:font-name="F30" style:font-name-asian="F30" style:font-name-complex="F30"/>
    </style:style>
    <style:style style:name="T11" style:family="text">
      <style:text-properties style:font-name="F30" fo:background-color="#00ff00" style:font-name-asian="F30" style:font-name-complex="F30"/>
    </style:style>
    <style:style style:name="T12" style:family="text">
      <style:text-properties style:font-name="F34" fo:font-size="7pt" style:font-name-asian="F34" style:font-size-asian="7pt" style:font-name-complex="F34" style:font-size-complex="7pt"/>
    </style:style>
    <style:style style:name="T13" style:family="text">
      <style:text-properties style:font-name="F34" fo:font-size="7pt" fo:background-color="#00ff00" style:font-name-asian="F34" style:font-size-asian="7pt" style:font-name-complex="F34" style:font-size-complex="7pt"/>
    </style:style>
    <style:style style:name="T14" style:family="text">
      <style:text-properties fo:font-variant="normal" fo:text-transform="none" fo:color="#212121" style:font-name="F15" fo:font-size="10pt" fo:letter-spacing="normal" fo:font-style="normal" fo:font-weight="normal" style:font-name-asian="F15" style:font-size-asian="10pt" style:font-name-complex="F15" style:font-size-complex="10pt"/>
    </style:style>
    <style:style style:name="T15" style:family="text">
      <style:text-properties fo:font-variant="normal" fo:text-transform="none" fo:color="#212121" style:font-name="F15" fo:letter-spacing="normal" fo:font-style="normal" fo:font-weight="normal" style:font-name-asian="F15" style:font-name-complex="F1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Functional </text:p>
      <text:p text:style-name="P10">1.3.1 Satellite Requirements</text:p>
      <text:list xml:id="list1683126249117446096" text:style-name="L1">
        <text:list-item>
          <text:p text:style-name="P1"><text:span text:style-name="T1"> </text:span><text:span text:style-name="T7">Ability to plug into standard National Electrical Manufacturers Association (NEMA) 5-15 mains electrical outlets</text:span></text:p>
        </text:list-item>
        <text:list-item>
          <text:p text:style-name="P1"><text:span text:style-name="T1"> </text:span><text:span text:style-name="T4">Two outlet sockets on the opposite side of the plugs (if it takes up two outlets, it should provide two outlets)</text:span></text:p>
        </text:list-item>
        <text:list-item>
          <text:p text:style-name="P1"><text:span text:style-name="T1"> </text:span><text:span text:style-name="T7">Less than 5% error on current and voltage reading</text:span></text:p>
        </text:list-item>
        <text:list-item>
          <text:p text:style-name="P1"><text:span text:style-name="T1"> </text:span><text:span text:style-name="T8">Power draw less than 1Watts (W) per Satellite</text:span></text:p>
        </text:list-item>
        <text:list-item>
          <text:p text:style-name="P1"><text:span text:style-name="T1"> </text:span><text:span text:style-name="T9">Broadcasts information up to 500Meters (M)</text:span></text:p>
        </text:list-item>
        <text:list-item>
          <text:p text:style-name="P1"><text:span text:style-name="T1"> </text:span><text:span text:style-name="T4">Transmits every 1.0 seconds</text:span></text:p>
        </text:list-item>
        <text:list-item>
          <text:p text:style-name="P1"><text:span text:style-name="T1"> </text:span><text:span text:style-name="T7">Zigbee compatible</text:span></text:p>
        </text:list-item>
        <text:list-item>
          <text:p text:style-name="P1"><text:span text:style-name="T1"/><text:span text:style-name="T3"> </text:span><text:span text:style-name="T6">Encrypted communication</text:span></text:p>
        </text:list-item>
      </text:list>
      <text:p text:style-name="P10">1.3.2 Server Requirements</text:p>
      <text:list xml:id="list4403929538747307279" text:style-name="L2">
        <text:list-item>
          <text:p text:style-name="P2"><text:span text:style-name="T1"> </text:span><text:span text:style-name="T7">Physical Server inside the monitored building</text:span></text:p>
        </text:list-item>
        <text:list-item>
          <text:p text:style-name="P9"><text:span text:style-name="T3"> </text:span><text:span text:style-name="T4">Runs on less than 10W</text:span></text:p>
        </text:list-item>
        <text:list-item>
          <text:p text:style-name="P2"><text:span text:style-name="T1"> </text:span><text:span text:style-name="T7">Hosts web server for Display</text:span></text:p>
        </text:list-item>
        <text:list-item>
          <text:p text:style-name="P2"><text:span text:style-name="T1"> </text:span><text:span text:style-name="T8">Button to connect Satellites</text:span></text:p>
        </text:list-item>
        <text:list-item>
          <text:p text:style-name="P2"><text:span text:style-name="T1"> </text:span><text:span text:style-name="T7">Ability to connect to the user's network</text:span></text:p>
        </text:list-item>
        <text:list-item>
          <text:p text:style-name="P2"><text:span text:style-name="T1"> </text:span><text:span text:style-name="T7">Zigbee compatible</text:span></text:p>
        </text:list-item>
        <text:list-item>
          <text:p text:style-name="P2"><text:span text:style-name="T1"> </text:span><text:span text:style-name="T6">Encrypted communication</text:span></text:p>
        </text:list-item>
      </text:list>
      <text:p text:style-name="P10">1.3.3 Display Requirements</text:p>
      <text:list xml:id="list9191178762472451864" text:style-name="L3">
        <text:list-item>
          <text:p text:style-name="P3"><text:span text:style-name="T1"> </text:span><text:span text:style-name="T8">User Management</text:span></text:p>
        </text:list-item>
        <text:list-item>
          <text:p text:style-name="P18"><text:span text:style-name="T10"> </text:span><text:span text:style-name="T4">Add users</text:span></text:p>
        </text:list-item>
        <text:list-item>
          <text:p text:style-name="P18"><text:span text:style-name="T10"> </text:span><text:span text:style-name="T4">Delete users</text:span></text:p>
        </text:list-item>
        <text:list-item>
          <text:p text:style-name="P18"><text:span text:style-name="T10"> </text:span><text:span text:style-name="T4">Modify user information</text:span></text:p>
        </text:list-item>
        <text:list-item>
          <text:p text:style-name="P18"><text:span text:style-name="T10"> </text:span><text:span text:style-name="T4">Modify user permissions</text:span></text:p>
        </text:list-item>
        <text:list-item>
          <text:p text:style-name="P7"><text:span text:style-name="T1"> </text:span><text:span text:style-name="T4">Group Management</text:span><text:span text:style-name="T12">1</text:span></text:p>
        </text:list-item>
        <text:list-item>
          <text:p text:style-name="P11"><text:span text:style-name="T10"/><text:span text:style-name="T11"> </text:span><text:span text:style-name="T6">Add groups</text:span></text:p>
        </text:list-item>
        <text:list-item>
          <text:p text:style-name="P16"><text:span text:style-name="T10"> </text:span><text:span text:style-name="T4">Delete groups</text:span></text:p>
        </text:list-item>
        <text:list-item>
          <text:p text:style-name="P16"><text:span text:style-name="T10"> </text:span><text:span text:style-name="T4">Modify groups</text:span></text:p>
        </text:list-item>
        <text:list-item>
          <text:p text:style-name="P16"><text:span text:style-name="T10"> </text:span><text:span text:style-name="T4">Group permissions</text:span></text:p>
        </text:list-item>
        <text:list-item>
          <text:p text:style-name="P3"><text:span text:style-name="T1"> </text:span><text:span text:style-name="T4">Device Management</text:span></text:p>
        </text:list-item>
        <text:list-item>
          <text:p text:style-name="P11"><text:span text:style-name="T10"> </text:span><text:span text:style-name="T4">Add Devices</text:span></text:p>
        </text:list-item>
        <text:list-item>
          <text:p text:style-name="P11"><text:span text:style-name="T10"> </text:span><text:span text:style-name="T4">Disable Devices</text:span></text:p>
        </text:list-item>
        <text:list-item>
          <text:p text:style-name="P25"><text:span text:style-name="T1"> </text:span><text:span text:style-name="T4">Does not include deleting Devices, since that would invalidate history</text:span></text:p>
        </text:list-item>
        <text:list-item>
          <text:p text:style-name="P11"><text:span text:style-name="T10"> </text:span><text:span text:style-name="T4">Modify Devices</text:span></text:p>
        </text:list-item>
        <text:list-item>
          <text:p text:style-name="P11"><text:span text:style-name="T1"> </text:span><text:span text:style-name="T4">Rename</text:span></text:p>
        </text:list-item>
        <text:list-item>
          <text:p text:style-name="P11"><text:span text:style-name="T1"> </text:span><text:span text:style-name="T7">Change outlet association</text:span></text:p>
        </text:list-item>
        <text:list-item>
          <text:p text:style-name="P3"><text:span text:style-name="T10"> </text:span><text:span text:style-name="T6">Device Groups</text:span><text:span text:style-name="T13">1</text:span></text:p>
        </text:list-item>
        <text:list-item>
          <text:p text:style-name="P16"><text:span text:style-name="T1"> </text:span><text:span text:style-name="T4">Device groups are logical groupings of Devices that can be viewed as a single Device in the View Data section</text:span></text:p>
        </text:list-item>
        <text:list-item>
          <text:p text:style-name="P16"><text:span text:style-name="T1"> </text:span><text:span text:style-name="T4">Create Device groups</text:span></text:p>
        </text:list-item>
        <text:list-item>
          <text:p text:style-name="P16"><text:span text:style-name="T1"> </text:span><text:span text:style-name="T4">Delete Device groups</text:span></text:p>
        </text:list-item>
        <text:list-item>
          <text:p text:style-name="P16"><text:span text:style-name="T1"> </text:span><text:span text:style-name="T4">Modify Device groups</text:span></text:p>
        </text:list-item>
        <text:list-item>
          <text:p text:style-name="P3"><text:span text:style-name="T1"> </text:span><text:span text:style-name="T7">Satellite Management</text:span></text:p>
        </text:list-item>
        <text:list-item>
          <text:p text:style-name="P19"><text:span text:style-name="T10"> </text:span><text:span text:style-name="T4">Add Satellites</text:span></text:p>
        </text:list-item>
        <text:list-item>
          <text:p text:style-name="P19"><text:span text:style-name="T10"> </text:span><text:span text:style-name="T4">Remove Satellite</text:span></text:p>
        </text:list-item>
        <text:list-item>
          <text:p text:style-name="P3"><text:span text:style-name="T1"> </text:span><text:span text:style-name="T8">View Data</text:span></text:p>
        </text:list-item>
        <text:list-item>
          <text:p text:style-name="P11"><text:span text:style-name="T10"> </text:span><text:span text:style-name="T4">View Device Power Consumption</text:span></text:p>
        </text:list-item>
        <text:list-item>
          <text:p text:style-name="P11"><text:span text:style-name="T1"> </text:span><text:span text:style-name="T4">Shows the user power consumption on a per-device (or device group) basis</text:span></text:p>
        </text:list-item>
        <text:list-item>
          <text:p text:style-name="P11"><text:span text:style-name="T10"> </text:span><text:span text:style-name="T4">View Power Consumption Over Time</text:span></text:p>
        </text:list-item>
        <text:list-item>
          <text:p text:style-name="P11"><text:span text:style-name="T1"> </text:span><text:span text:style-name="T4">Shows the user power consumption over a </text:span><text:span text:style-name="T15">specified</text:span><text:span text:style-name="T4"> range of time</text:span></text:p>
        </text:list-item>
        <text:list-item>
          <text:p text:style-name="P11"><text:span text:style-name="T1"> </text:span><text:span text:style-name="T4">Includes total and per-device power consumption</text:span></text:p>
        </text:list-item>
        <text:list-item>
          <text:p text:style-name="P11"><text:soft-page-break/><text:span text:style-name="T10"> </text:span><text:span text:style-name="T6">View Device Cost Over Time</text:span><text:span text:style-name="T13">1</text:span></text:p>
        </text:list-item>
        <text:list-item>
          <text:p text:style-name="P11"><text:span text:style-name="T1"> </text:span><text:span text:style-name="T4">Shows the user the cost to run a device, or group of devices, over a </text:span><text:span text:style-name="T15">specified</text:span><text:span text:style-name="T4"> time range</text:span></text:p>
        </text:list-item>
        <text:list-item>
          <text:p text:style-name="P21"><text:span text:style-name="T2"> </text:span><text:span text:style-name="T5">Shows the user a comparison of device costs over a </text:span><text:span text:style-name="T14">specified</text:span><text:span text:style-name="T5"> range with a given interval</text:span></text:p>
        </text:list-item>
        <text:list-item>
          <text:p text:style-name="P11"><text:span text:style-name="T1"> </text:span><text:span text:style-name="T4">E.g. Show them the device cost every month for the past year</text:span></text:p>
        </text:list-item>
        <text:list-item>
          <text:p text:style-name="P3"><text:span text:style-name="T1"> </text:span><text:span text:style-name="T6">Power Bill Guesstimator</text:span><text:span text:style-name="T13">1</text:span></text:p>
        </text:list-item>
        <text:list-item>
          <text:p text:style-name="P16"><text:span text:style-name="T10"> </text:span><text:span text:style-name="T4">View cost to run a specied device over a period of time in the future</text:span></text:p>
        </text:list-item>
        <text:list-item>
          <text:p text:style-name="P16"><text:span text:style-name="T10"> </text:span><text:span text:style-name="T4">View cost to run multiple devices over a period of time</text:span></text:p>
        </text:list-item>
        <text:list-item>
          <text:p text:style-name="P16"><text:span text:style-name="T10"> </text:span><text:span text:style-name="T4">View expected power bill if a device is added</text:span></text:p>
        </text:list-item>
        <text:list-item>
          <text:p text:style-name="P16"><text:span text:style-name="T10"> </text:span><text:span text:style-name="T4">Allow the user to specify cost of power for</text:span></text:p>
        </text:list-item>
        <text:list-item>
          <text:p text:style-name="P16"><text:span text:style-name="T1"> </text:span><text:span text:style-name="T4">Specic time ranges</text:span></text:p>
        </text:list-item>
        <text:list-item>
          <text:p text:style-name="P16"><text:span text:style-name="T1"> </text:span><text:span text:style-name="T4">Specic power-usage ranges</text:span></text:p>
        </text:list-item>
        <text:list-item>
          <text:p text:style-name="P16"><text:span text:style-name="T1"> </text:span><text:span text:style-name="T4">E.g. Power cost the user $0.08 per kW/hr for the rst 500</text:span></text:p>
        </text:list-item>
        <text:list-item>
          <text:p text:style-name="P20">kW/hrs, and $0.10 after that</text:p>
        </text:list-item>
        <text:list-item>
          <text:p text:style-name="P7"><text:span text:style-name="T1"> </text:span><text:span text:style-name="T4">Factory reset</text:span><text:span text:style-name="T12">1</text:span></text:p>
        </text:list-item>
        <text:list-item>
          <text:p text:style-name="P16"><text:span text:style-name="T10"> </text:span><text:span text:style-name="T4">Allow the user to reset the system to default settings via...</text:span></text:p>
        </text:list-item>
        <text:list-item>
          <text:p text:style-name="P16"><text:span text:style-name="T1"> </text:span><text:span text:style-name="T4">A form</text:span></text:p>
        </text:list-item>
        <text:list-item>
          <text:p text:style-name="P16"><text:span text:style-name="T1"> </text:span><text:span text:style-name="T4">A physical button located on the server</text:span></text:p>
        </text:list-item>
        <text:list-item>
          <text:p text:style-name="P7"><text:span text:style-name="T1"> </text:span><text:span text:style-name="T4">Software upgrade</text:span><text:span text:style-name="T12">1</text:span></text:p>
        </text:list-item>
        <text:list-item>
          <text:p text:style-name="P16"><text:span text:style-name="T10"> </text:span><text:span text:style-name="T4">Allow the user to upgrade the system to the newest software version</text:span></text:p>
        </text:list-item>
      </text:list>
      <text:p text:style-name="P17"><text:span text:style-name="T4"/></text:p>
      <text:p text:style-name="P22"><text:span text:style-name="T4">Non Functional</text:span></text:p>
      <text:p text:style-name="P23">8.1.1 Satellite Requirements</text:p>
      <text:list xml:id="list3927893469549156156" text:style-name="L4">
        <text:list-item>
          <text:p text:style-name="P4"><text:span text:style-name="T1"> </text:span><text:span text:style-name="T9">Able to work in groups of up to 255 for any one Server within a 500 meter radius</text:span></text:p>
        </text:list-item>
        <text:list-item>
          <text:p text:style-name="P4"><text:span text:style-name="T1"> </text:span><text:span text:style-name="T8">Conveniently sized and shaped</text:span></text:p>
        </text:list-item>
      </text:list>
      <text:list xml:id="list7058081005522281448" text:style-name="L5">
        <text:list-item>
          <text:p text:style-name="P12"><text:span text:style-name="T10"> </text:span><text:span text:style-name="T4">Unobtrusive</text:span></text:p>
        </text:list-item>
        <text:list-item>
          <text:p text:style-name="P12"><text:span text:style-name="T10"> </text:span><text:span text:style-name="T7">As small as possible given the hardware</text:span></text:p>
        </text:list-item>
      </text:list>
      <text:list xml:id="list28577985" text:continue-list="list3927893469549156156" text:style-name="L4">
        <text:list-item>
          <text:p text:style-name="P4"><text:span text:style-name="T1"> </text:span><text:span text:style-name="T7">A small LED near each socked to indicate power</text:span></text:p>
        </text:list-item>
        <text:list-item>
          <text:p text:style-name="P4"><text:span text:style-name="T1"> </text:span><text:span text:style-name="T8">A button for turning On or Off</text:span></text:p>
        </text:list-item>
        <text:list-item>
          <text:p text:style-name="P4"><text:span text:style-name="T1"><text:s/></text:span><text:span text:style-name="T8">A button to initiate connection to the Server</text:span></text:p>
        </text:list-item>
        <text:list-item>
          <text:p text:style-name="P4"><text:span text:style-name="T1"/><text:span text:style-name="T4">Will be an unobtrusive color other than white</text:span></text:p>
        </text:list-item>
        <text:list-item>
          <text:p text:style-name="P4"><text:span text:style-name="T4">Tamper proof</text:span></text:p>
        </text:list-item>
        <text:list-item>
          <text:p text:style-name="P4"><text:span text:style-name="T1"> </text:span><text:span text:style-name="T6">Data sent from Satellite to Server shall be encrypted</text:span></text:p>
        </text:list-item>
      </text:list>
      <text:p text:style-name="P10">8.1.2 Server Requirements</text:p>
      <text:list xml:id="list2332998558080504590" text:style-name="L6">
        <text:list-item>
          <text:p text:style-name="P5"><text:span text:style-name="T1"> </text:span><text:span text:style-name="T4">Enough hard drive space to hold 5 years of data</text:span></text:p>
        </text:list-item>
        <text:list-item>
          <text:p text:style-name="P5"><text:span text:style-name="T1"> </text:span><text:span text:style-name="T6">Supports up to 255 Satellites</text:span></text:p>
        </text:list-item>
        <text:list-item>
          <text:p text:style-name="P5"><text:span text:style-name="T1"> </text:span><text:span text:style-name="T4">Receives a reading from any Satellite at any time</text:span></text:p>
        </text:list-item>
        <text:list-item>
          <text:p text:style-name="P13"><text:span text:style-name="T10"> </text:span><text:span text:style-name="T4">Losing readings is considered an error</text:span></text:p>
        </text:list-item>
        <text:list-item>
          <text:p text:style-name="P5"><text:span text:style-name="T1"> </text:span><text:span text:style-name="T4">Hardware specifications:</text:span></text:p>
        </text:list-item>
        <text:list-item>
          <text:p text:style-name="P13"><text:span text:style-name="T10"> </text:span><text:span text:style-name="T4">1.2 GHz CPU, i386 architecture</text:span></text:p>
        </text:list-item>
        <text:list-item>
          <text:p text:style-name="P13"><text:span text:style-name="T10"> </text:span><text:span text:style-name="T4">512 MB Ram</text:span></text:p>
        </text:list-item>
        <text:list-item>
          <text:p text:style-name="P13"><text:span text:style-name="T10"> </text:span><text:span text:style-name="T4">40G SSD Drive</text:span></text:p>
        </text:list-item>
        <text:list-item>
          <text:p text:style-name="P5"><text:span text:style-name="T1"> </text:span><text:span text:style-name="T4">Small and unobtrusive case</text:span></text:p>
        </text:list-item>
        <text:list-item>
          <text:p text:style-name="P5"><text:span text:style-name="T1"> </text:span><text:span text:style-name="T4">Color shall not be white</text:span></text:p>
        </text:list-item>
        <text:list-item>
          <text:p text:style-name="P5"><text:span text:style-name="T1"> </text:span><text:span text:style-name="T4">User can add Satellites at any time</text:span></text:p>
        </text:list-item>
        <text:list-item>
          <text:p text:style-name="P5"><text:span text:style-name="T1"> </text:span><text:span text:style-name="T6">Encryption used on all communication to Satellites</text:span></text:p>
        </text:list-item>
        <text:list-item>
          <text:p text:style-name="P8"><text:span text:style-name="T1"> </text:span><text:span text:style-name="T4">User cannot log in to the Server and get a shell</text:span></text:p>
        </text:list-item>
      </text:list>
      <text:p text:style-name="P10">8.1.3 Display Requirements</text:p>
      <text:list xml:id="list7602240821177125968" text:style-name="L7">
        <text:list-item>
          <text:p text:style-name="P6"><text:span text:style-name="T1"> </text:span><text:span text:style-name="T7">Interface is easy to learn</text:span></text:p>
        </text:list-item>
        <text:list-item>
          <text:p text:style-name="P6"><text:span text:style-name="T1"> </text:span><text:span text:style-name="T9">Maximum of 500 milliseconds to load a page</text:span></text:p>
        </text:list-item>
        <text:list-item>
          <text:p text:style-name="P6"><text:span text:style-name="T1"> </text:span><text:span text:style-name="T7">Data is not lost when a device is moved to a new Satellite</text:span></text:p>
        </text:list-item>
        <text:list-item>
          <text:p text:style-name="P6"><text:span text:style-name="T1"> </text:span><text:span text:style-name="T4">Not vulnerable to SQL injection</text:span></text:p>
        </text:list-item>
        <text:list-item>
          <text:p text:style-name="P6"><text:span text:style-name="T1"> </text:span><text:span text:style-name="T4">Not vulnerable to XSS</text:span></text:p>
        </text:list-item>
        <text:list-item>
          <text:p text:style-name="P6"><text:span text:style-name="T1"> </text:span><text:span text:style-name="T4">No unauthorized access</text:span></text:p>
        </text:list-item>
        <text:list-item>
          <text:p text:style-name="P6"><text:soft-page-break/><text:span text:style-name="T1"> </text:span><text:span text:style-name="T6">Data transmitted to the Display is encrypted</text:span></text:p>
        </text:list-item>
        <text:list-item>
          <text:p text:style-name="P6"><text:span text:style-name="T1"> </text:span><text:span text:style-name="T4">User has a modern web browser:</text:span></text:p>
        </text:list-item>
        <text:list-item>
          <text:p text:style-name="P14"><text:span text:style-name="T10"> </text:span><text:span text:style-name="T4">Internet Explorer 9</text:span></text:p>
        </text:list-item>
        <text:list-item>
          <text:p text:style-name="P14"><text:span text:style-name="T10"> </text:span><text:span text:style-name="T4">Chrome 22</text:span></text:p>
        </text:list-item>
        <text:list-item>
          <text:p text:style-name="P14"><text:span text:style-name="T10"> </text:span><text:span text:style-name="T4">Firefox 15</text:span></text:p>
        </text:list-item>
        <text:list-item>
          <text:p text:style-name="P6"><text:span text:style-name="T1"> </text:span><text:span text:style-name="T4">User's PC can render a page in their web browser that contains:</text:span></text:p>
        </text:list-item>
        <text:list-item>
          <text:p text:style-name="P14"><text:span text:style-name="T10"> </text:span><text:span text:style-name="T4">Javascript</text:span></text:p>
        </text:list-item>
        <text:list-item>
          <text:p text:style-name="P14"><text:span text:style-name="T10"> </text:span><text:span text:style-name="T4">Images</text:span></text:p>
        </text:list-item>
        <text:list-item>
          <text:p text:style-name="P15"><text:span text:style-name="T10"> </text:span><text:span text:style-name="T4">Extensive mark up</text:span></text:p>
        </text:list-item>
      </text:list>
      <text:list xml:id="list297928838519039281" text:style-name="L8">
        <text:list-item>
          <text:p text:style-name="P24"><text:span text:style-name="T5">Satellites shall exist on their own wireless network</text:span></text:p>
        </text:list-item>
        <text:list-item>
          <text:p text:style-name="P26"><text:span text:style-name="T5">This network shall be insulated from the outside by the server</text:span></text:p>
        </text:list-item>
        <text:list-item>
          <text:p text:style-name="P24"><text:span text:style-name="T5">Satellites will cost less than $7.50 (USD) to produce</text:span></text:p>
        </text:list-item>
        <text:list-item>
          <text:p text:style-name="P24"><text:span text:style-name="T5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MSY10" svg:font-family="CMSY10"/>
    <style:font-face style:name="Mangal1" svg:font-family="Mangal"/>
    <style:font-face style:name="OpenSymbol" svg:font-family="OpenSymbol"/>
    <style:font-face style:name="arial" svg:font-family="arial, sans-serif"/>
    <style:font-face style:name="F15" svg:font-family="F15" style:font-family-generic="swiss"/>
    <style:font-face style:name="F30" svg:font-family="F30" style:font-family-generic="swiss"/>
    <style:font-face style:name="F33" svg:font-family="F33" style:font-family-generic="swiss"/>
    <style:font-face style:name="F34" svg:font-family="F34" style:font-family-generic="swiss"/>
    <style:font-face style:name="F35" svg:font-family="F35" style:font-family-generic="swiss"/>
    <style:font-face style:name="F36" svg:font-family="F36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1T08:02:51.15</meta:creation-date>
    <meta:generator>OpenOffice.org/3.4.1$Win32 OpenOffice.org_project/341m1$Build-9593</meta:generator>
    <dc:date>2013-02-01T08:44:07.99</dc:date>
    <meta:editing-duration>PT41M16S</meta:editing-duration>
    <meta:editing-cycles>2</meta:editing-cycles>
    <meta:document-statistic meta:table-count="0" meta:image-count="0" meta:object-count="0" meta:page-count="3" meta:paragraph-count="114" meta:word-count="806" meta:character-count="4079"/>
  </office:meta>
</office:document-meta>
</file>